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2019209D9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OpenSymbol" svg:font-family="Open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Bell MT" svg:font-family="'Bell MT',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snap-to-layout-grid="false"/>
      <style:text-properties style:use-window-font-color="true" style:font-name="Arial" fo:font-size="24pt" fo:language="zxx" fo:country="none" fo:font-weight="bold" style:font-name-asian="Times New Roman" style:font-size-asian="24pt" style:language-asian="zxx" style:country-asian="none" style:font-weight-asian="bold" style:font-name-complex="Times New Roman" style:font-size-complex="10pt" style:language-complex="ar" style:country-complex="SA"/>
    </style:style>
    <style:style style:name="P2" style:family="paragraph" style:parent-style-name="Standard">
      <style:paragraph-properties fo:text-align="center" style:justify-single-word="false"/>
      <style:text-properties style:use-window-font-color="true" style:font-name="Arial" fo:font-size="11pt" fo:language="fr" fo:country="FR" style:font-name-asian="Times New Roman" style:font-size-asian="11pt" style:language-asian="zxx" style:country-asian="none" style:font-name-complex="Times New Roman" style:font-size-complex="10pt" style:language-complex="ar" style:country-complex="SA"/>
    </style:style>
    <style:style style:name="P3" style:family="paragraph" style:parent-style-name="Standard">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margin-top="0.106cm" fo:margin-bottom="0cm" fo:text-align="center" style:justify-single-word="false" style:snap-to-layout-grid="false"/>
    </style:style>
    <style:style style:name="P11" style:family="paragraph" style:parent-style-name="Heading_20_4">
      <style:paragraph-properties fo:margin-top="0.212cm" fo:margin-bottom="0cm" style:snap-to-layout-grid="false"/>
      <style:text-properties style:use-window-font-color="true" style:font-name="Arial" fo:font-size="14pt" fo:language="fr" fo:country="FR"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12" style:family="paragraph" style:parent-style-name="Standard">
      <style:paragraph-properties fo:margin-left="0.035cm" fo:margin-right="0cm" fo:margin-top="0.106cm" fo:margin-bottom="0cm" fo:text-align="center" style:justify-single-word="false" fo:text-indent="0cm" style:auto-text-indent="false" style:snap-to-layout-grid="false"/>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P13" style:family="paragraph" style:parent-style-name="Standard">
      <style:paragraph-properties fo:margin-left="0.035cm" fo:margin-right="0cm" fo:margin-top="0.106cm" fo:margin-bottom="0cm" fo:text-align="center" style:justify-single-word="false" fo:text-indent="0cm" style:auto-text-indent="false"/>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14" style:family="paragraph" style:parent-style-name="List">
      <style:paragraph-properties fo:margin-top="0cm" fo:margin-bottom="0cm"/>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15" style:family="paragraph" style:parent-style-name="Footer">
      <style:text-properties fo:font-size="10pt" fo:font-style="italic" style:font-size-asian="10pt" style:font-style-asian="italic" style:font-size-complex="10pt" style:font-style-complex="italic"/>
    </style:style>
    <style:style style:name="P16" style:family="paragraph" style:parent-style-name="Standard">
      <style:paragraph-properties fo:break-before="page"/>
      <style:text-properties fo:font-size="12pt" style:text-underline-style="none" fo:font-weight="normal" style:font-size-asian="12pt" style:font-weight-asian="normal" style:font-size-complex="12pt" style:font-weight-complex="normal"/>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text-align="center" style:justify-single-word="false"/>
    </style:style>
    <style:style style:name="P19" style:family="paragraph" style:parent-style-name="Preformatted_20_Text">
      <style:paragraph-properties style:writing-mode="lr-tb"/>
    </style:style>
    <style:style style:name="P20" style:family="paragraph" style:parent-style-name="Standard" style:master-page-name="Standard">
      <style:paragraph-properties style:page-number="1"/>
      <style:text-properties style:use-window-font-color="true"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21" style:family="paragraph" style:parent-style-name="Standard" style:master-page-name="Standard">
      <style:paragraph-properties style:page-number="1"/>
      <style:text-properties style:text-underline-style="none" fo:font-weight="bold" style:font-weight-asian="bold" style:font-weight-complex="bold"/>
    </style:style>
    <style:style style:name="P22" style:family="paragraph" style:parent-style-name="Standard">
      <style:paragraph-properties fo:text-align="center" style:justify-single-word="false"/>
      <style:text-properties fo:font-size="18pt" style:font-size-asian="18pt" style:font-size-complex="18pt"/>
    </style:style>
    <style:style style:name="P23" style:family="paragraph" style:parent-style-name="Standard" style:list-style-name="L1">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24" style:family="paragraph" style:parent-style-name="Heading_20_1">
      <style:text-properties style:text-underline-style="solid" style:text-underline-width="auto" style:text-underline-color="font-color" fo:font-weight="bold" style:font-weight-asian="bold" style:font-weight-complex="bold"/>
    </style:style>
    <style:style style:name="P25" style:family="paragraph" style:parent-style-name="Heading_20_1">
      <style:paragraph-properties fo:margin-left="0cm" fo:margin-right="0cm" fo:text-indent="0cm" style:auto-text-indent="false" fo:break-before="page"/>
      <style:text-properties style:text-underline-style="none" fo:font-weight="bold" style:font-weight-asian="bold" style:font-weight-complex="bold"/>
    </style:style>
    <style:style style:name="T1" style:family="text">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T2" style:family="text">
      <style:text-properties style:use-window-font-color="true" style:font-name="Arial" fo:font-size="10pt" fo:language="fr" fo:country="FR" style:font-name-asian="Times New Roman" style:font-size-asian="10pt" style:language-asian="zxx" style:country-asian="none" style:font-name-complex="Times New Roman" style:font-size-complex="10pt" style:language-complex="ar" style:country-complex="SA"/>
    </style:style>
    <style:style style:name="T3" style:family="text">
      <style:text-properties style:use-window-font-color="true" style:font-name="Arial"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T4" style:family="text">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T5" style:family="text">
      <style:text-properties style:use-window-font-color="true" style:font-name="Arial" fo:font-size="11pt" fo:language="fr" fo:country="FR" fo:font-style="italic" style:font-name-asian="Times New Roman" style:font-size-asian="11pt" style:language-asian="zxx" style:country-asian="none" style:font-style-asian="italic" style:font-name-complex="Times New Roman" style:font-size-complex="10pt" style:language-complex="ar" style:country-complex="SA"/>
    </style:style>
    <style:style style:name="T6" style:family="text">
      <style:text-properties fo:font-variant="normal" fo:text-transform="none" fo:color="#1f2328" style:font-name="Arial" fo:font-size="12pt" fo:letter-spacing="normal" fo:font-style="normal" style:text-underline-style="none" fo:font-weight="normal" fo:background-color="transparent" style:font-size-asian="12pt" style:font-weight-asian="normal" style:font-size-complex="12pt" style:font-weight-complex="normal"/>
    </style:style>
    <style:style style:name="T7" style:family="text">
      <style:text-properties fo:font-variant="normal" fo:text-transform="none" fo:color="#1f2328" style:font-name="Arial" fo:font-size="12pt" fo:letter-spacing="normal" fo:font-style="normal" style:text-underline-style="none" fo:font-weight="bold" fo:background-color="transparent" style:font-size-asian="12pt" style:font-weight-asian="bold" style:font-size-complex="12pt" style:font-weight-complex="bold"/>
    </style:style>
    <style:style style:name="T8" style:family="text">
      <style:text-properties fo:font-variant="normal" fo:text-transform="none" fo:color="#1f2328" style:font-name="Arial" fo:font-size="16pt" fo:letter-spacing="normal" fo:font-style="normal" style:text-underline-style="solid" style:text-underline-width="auto" style:text-underline-color="font-color" fo:font-weight="bold" fo:background-color="transparent" style:font-size-asian="16pt" style:font-weight-asian="bold" style:font-size-complex="16pt" style:font-weight-complex="bold"/>
    </style:style>
    <style:style style:name="T9" style:family="text">
      <style:text-properties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list xml:id="list3962933020601159466" text:style-name="L1">
        <text:list-item>
          <text:list>
            <text:list-item>
              <text:list>
                <text:list-header>
                  <text:p text:style-name="P23">Documentation technique de fonctionnement de Gemini AI</text:p>
                </text:list-header>
              </text:list>
            </text:list-item>
          </text:list>
        </text:list-item>
      </text:list>
      <text:p text:style-name="P16"/>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
            <text:p text:style-name="P18">Table des matières</text:p>
          </text:index-title>
          <text:p text:style-name="P17"/>
          <text:p text:style-name="P17">1 <text:s text:c="3"/>Introduction :<text:tab/>3</text:p>
          <text:p text:style-name="P17"/>
          <text:p text:style-name="P17">2 <text:s text:c="3"/>Procédure :<text:tab/>4</text:p>
          <text:p text:style-name="P17"/>
        </text:index-body>
      </text:table-of-content>
      <text:p text:style-name="P9"/>
      <text:h text:style-name="P25" text:outline-level="1" text:is-list-header="true"/>
      <text:p text:style-name="P9"/>
      <text:h text:style-name="P24" text:outline-level="1">Présentation :</text:h>
      <text:p text:style-name="P9"/>
      <text:p text:style-name="P5"><text:tab/><text:span text:style-name="T9">Cette documentation technique interne à JLB INFORMATIQUE permet d'expliquer comment mettre en place un compte Google pour avoir accès à Gemini AI :</text:span></text:p>
      <text:p text:style-name="P7"/>
      <text:p text:style-name="Standard"><text:span text:style-name="T10"><text:tab/></text:span><text:span text:style-name="Source_20_Text"><text:span text:style-name="T6">Gemini AI est l'une des IA fermé gerer par Google.</text:span></text:span></text:p>
      <text:p text:style-name="Standard"><text:span text:style-name="Source_20_Text"><text:span text:style-name="T8"/></text:span></text:p>
      <text:p text:style-name="Standard"><text:span text:style-name="Source_20_Text"><text:span text:style-name="T8"/></text:span></text:p>
      <text:h text:style-name="Heading_20_1" text:outline-level="1"><text:span text:style-name="Source_20_Text"><text:span text:style-name="T8">Les JSON pour Gemini AI:</text:span></text:span></text:h>
      <text:p text:style-name="P5"/>
      <text:p text:style-name="Standard"><text:span text:style-name="T11"><text:tab/></text:span><text:span text:style-name="Police_20_par_20_défaut"><text:span text:style-name="T7">{</text:span></text:span></text:p>
      <text:p text:style-name="P19"><text:s text:c="2"/>"candidates": [</text:p>
      <text:p text:style-name="P19"><text:s text:c="4"/>{</text:p>
      <text:p text:style-name="P19"><text:s text:c="6"/>"content": {</text:p>
      <text:p text:style-name="P19"><text:s text:c="8"/>"parts": [</text:p>
      <text:p text:style-name="P19"><text:s text:c="10"/>{</text:p>
      <text:p text:style-name="P19"><text:s text:c="12"/>"text": " PROMPT "</text:p>
      <text:p text:style-name="P19"><text:s text:c="10"/>}</text:p>
      <text:p text:style-name="P19"><text:s text:c="8"/>],</text:p>
      <text:p text:style-name="P19"><text:s text:c="8"/>"role": "model"</text:p>
      <text:p text:style-name="P19"><text:s text:c="6"/>},</text:p>
      <text:p text:style-name="P19"><text:s text:c="6"/>"finishReason": "STOP",</text:p>
      <text:p text:style-name="P19"><text:s text:c="6"/>"index": 0,</text:p>
      <text:p text:style-name="P19"><text:s text:c="6"/>"safetyRatings": [</text:p>
      <text:p text:style-name="P19"><text:s text:c="8"/>{</text:p>
      <text:p text:style-name="P19"><text:s text:c="10"/>"category": "HARM_CATEGORY_SEXUALLY_EXPLICIT",</text:p>
      <text:p text:style-name="P19"><text:s text:c="10"/>"probability": "NEGLIGIBLE"</text:p>
      <text:p text:style-name="P19"><text:s text:c="8"/>},</text:p>
      <text:p text:style-name="P19"><text:s text:c="8"/>{</text:p>
      <text:p text:style-name="P19"><text:s text:c="10"/>"category": "HARM_CATEGORY_HATE_SPEECH",</text:p>
      <text:p text:style-name="P19"><text:s text:c="10"/>"probability": "NEGLIGIBLE"</text:p>
      <text:p text:style-name="P19"><text:s text:c="8"/>},</text:p>
      <text:p text:style-name="P19"><text:s text:c="8"/>{</text:p>
      <text:p text:style-name="P19"><text:s text:c="10"/>"category": "HARM_CATEGORY_HARASSMENT",</text:p>
      <text:p text:style-name="P19"><text:s text:c="10"/>"probability": "NEGLIGIBLE"</text:p>
      <text:p text:style-name="P19"><text:s text:c="8"/>},</text:p>
      <text:p text:style-name="P19"><text:s text:c="8"/>{</text:p>
      <text:p text:style-name="P19"><text:s text:c="10"/>"category": "HARM_CATEGORY_DANGEROUS_CONTENT",</text:p>
      <text:p text:style-name="P19"><text:s text:c="10"/>"probability": "NEGLIGIBLE"</text:p>
      <text:p text:style-name="P19"><text:s text:c="8"/>}</text:p>
      <text:p text:style-name="P19"><text:s text:c="6"/>]</text:p>
      <text:p text:style-name="P19"><text:s text:c="4"/>}</text:p>
      <text:p text:style-name="P19"><text:s text:c="2"/>],</text:p>
      <text:p text:style-name="P19"><text:s text:c="2"/>"promptFeedback": {</text:p>
      <text:p text:style-name="P19"><text:s text:c="4"/>"safetyRatings": [</text:p>
      <text:p text:style-name="P19"><text:s text:c="6"/>{</text:p>
      <text:p text:style-name="P19"><text:s text:c="8"/>"category": "HARM_CATEGORY_SEXUALLY_EXPLICIT",</text:p>
      <text:p text:style-name="P19"><text:s text:c="8"/>"probability": "NEGLIGIBLE"</text:p>
      <text:p text:style-name="P19"><text:s text:c="6"/>},</text:p>
      <text:p text:style-name="P19"><text:s text:c="6"/>{</text:p>
      <text:p text:style-name="P19"><text:s text:c="8"/>"category": "HARM_CATEGORY_HATE_SPEECH",</text:p>
      <text:p text:style-name="P19"><text:s text:c="8"/>"probability": "NEGLIGIBLE"</text:p>
      <text:p text:style-name="P19"><text:soft-page-break/><text:s text:c="6"/>},</text:p>
      <text:p text:style-name="P19"><text:s text:c="6"/>{</text:p>
      <text:p text:style-name="P19"><text:s text:c="8"/>"category": "HARM_CATEGORY_HARASSMENT",</text:p>
      <text:p text:style-name="P19"><text:s text:c="8"/>"probability": "NEGLIGIBLE"</text:p>
      <text:p text:style-name="P19"><text:s text:c="6"/>},</text:p>
      <text:p text:style-name="P19"><text:s text:c="6"/>{</text:p>
      <text:p text:style-name="P19"><text:s text:c="8"/>"category": "HARM_CATEGORY_DANGEROUS_CONTENT",</text:p>
      <text:p text:style-name="P19"><text:s text:c="8"/>"probability": "NEGLIGIBLE"</text:p>
      <text:p text:style-name="P19"><text:s text:c="6"/>}</text:p>
      <text:p text:style-name="P19"><text:s text:c="4"/>]</text:p>
      <text:p text:style-name="P19"><text:s text:c="2"/>},</text:p>
      <text:p text:style-name="P19"><text:tab/><text:span text:style-name="Source_20_Text">"generationConfig": {</text:span></text:p>
      <text:p text:style-name="P19"><text:span text:style-name="Source_20_Text"><text:tab/><text:tab/>"stopSequences": [</text:span></text:p>
      <text:p text:style-name="P19"><text:span text:style-name="Source_20_Text"><text:tab/><text:tab/><text:tab/>"Title"</text:span></text:p>
      <text:p text:style-name="P19"><text:span text:style-name="Source_20_Text"><text:tab/><text:tab/>],</text:span></text:p>
      <text:p text:style-name="P19"><text:span text:style-name="Source_20_Text"><text:tab/><text:tab/>"temperature": 1.0,</text:span></text:p>
      <text:p text:style-name="P19"><text:span text:style-name="Source_20_Text"><text:tab/><text:tab/>"maxOutputTokens": 800,</text:span></text:p>
      <text:p text:style-name="P19"><text:span text:style-name="Source_20_Text"><text:tab/><text:tab/>"topP": 0.8,</text:span></text:p>
      <text:p text:style-name="P19"><text:span text:style-name="Source_20_Text"><text:tab/><text:tab/>"topK": 10</text:span></text:p>
      <text:p text:style-name="P19"><text:span text:style-name="Source_20_Text"><text:tab/>}</text:span></text:p>
      <text:p text:style-name="P19"><text:span text:style-name="Source_20_Text">}</text:span></text:p>
      <text:p text:style-name="Standard"><text:span text:style-name="Police_20_par_20_défaut"><text:span text:style-name="T7"/></text:span></text:p>
      <text:p text:style-name="Standard"><text:span text:style-name="Police_20_par_20_défaut"><text:span text:style-name="T7"><text:tab/></text:span></text:span><text:span text:style-name="Police_20_par_20_défaut"><text:span text:style-name="T6">Voici a quoi ressemble les JSON de GeminiAI pour google cependant les partie nécessaire sont uniquement la partie de prompt donc contents.parts.text et la parti generationConfig, c'est donc ce que l'on a mis dans les JSON envoyer par jlbGeminiai.</text:span></text:span></text:p>
      <text:p text:style-name="Standard"><text:span text:style-name="Police_20_par_20_défaut"><text:span text:style-name="T6"><text:tab/></text:span></text:span></text:p>
      <text:p text:style-name="Standard"><text:span text:style-name="Police_20_par_20_défaut"><text:span text:style-name="T6"><text:tab/>Le Json Montrer est un Json envoyer par l'application. Les different endroits à renseigner sont le contents.parts.text ou on met le prompt et egalement generationConfig ou l'on met les paramettre de configuration comme le nombre de token maximum, la temperature qui represente l'extravagance de l'ia et le topP et topK avec topK entre 1 et 41 et topP entre 0 et 1. Ils représentent les valeurs de créativité et d'hallucination.</text:span></text:span></text:p>
      <text:p text:style-name="Standard"><text:span text:style-name="Police_20_par_20_défaut"><text:span text:style-name="T6"/></text:span></text:p>
      <text:p text:style-name="Standard"><text:span text:style-name="Police_20_par_20_défaut"><text:span text:style-name="T6"><text:tab/>De plus la façon dont ca fonctionne fait que l'on a pas besoin d'utiliser les Auth 2.0 token pour appeler l'api ce qui etais un probleme avec le Vertex GeminiAI qui a utiliser avant.</text:span></text:span></text:p>
      <text:p text:style-name="Standard"><text:span text:style-name="Police_20_par_20_défaut"><text:span text:style-name="T6"/></text:span></text:p>
      <text:p text:style-name="Standard"><text:span text:style-name="Police_20_par_20_défaut"><text:span text:style-name="T6">Pour le JSON de réponse on a quelque chose dans le meme genre cependant ca sera préfacer d'un « data: »</text:span></text:span></text:p>
      <text:p text:style-name="Standard"><text:span text:style-name="Police_20_par_20_défaut"><text:span text:style-name="T6"/></text:span></text:p>
      <text:p text:style-name="Standard"><text:span text:style-name="Police_20_par_20_défaut"><text:span text:style-name="T6">par exemple :</text:span></text:span></text:p>
      <text:p text:style-name="Standard"><text:span text:style-name="Police_20_par_20_défaut"><text:span text:style-name="T6"/></text:span></text:p>
      <text:p text:style-name="Standard"><text:span text:style-name="Police_20_par_20_défaut"><text:span text:style-name="T6">data: {<text:line-break/> <text:s/>"candidates": [<text:line-break/> <text:s text:c="3"/>{<text:line-break/> <text:s text:c="5"/>"content": {<text:line-break/> <text:s text:c="7"/>"parts": [<text:line-break/> <text:s text:c="9"/>{<text:line-break/> <text:s text:c="11"/>"text": "In the quaint little town of Willow Creek, nestled among rolling hills and whispering willows"<text:line-break/> <text:s text:c="9"/>}<text:line-break/> <text:s text:c="7"/>],<text:line-break/></text:span></text:span><text:soft-page-break/><text:span text:style-name="Police_20_par_20_défaut"><text:span text:style-name="T6"> <text:s text:c="7"/>"role": "model"<text:line-break/> <text:s text:c="5"/>},<text:line-break/> <text:s text:c="5"/>"finishReason": "STOP",<text:line-break/> <text:s text:c="5"/>"index": 0,<text:line-break/> <text:s text:c="5"/>"safetyRatings": [<text:line-break/> <text:s text:c="7"/>{<text:line-break/> <text:s text:c="9"/>"category": "HARM_CATEGORY_SEXUALLY_EXPLICIT",<text:line-break/> <text:s text:c="9"/>"probability": "NEGLIGIBLE"<text:line-break/> <text:s text:c="7"/>},<text:line-break/> <text:s text:c="7"/>{<text:line-break/> <text:s text:c="9"/>"category": "HARM_CATEGORY_HATE_SPEECH",<text:line-break/> <text:s text:c="9"/>"probability": "NEGLIGIBLE"<text:line-break/> <text:s text:c="7"/>},<text:line-break/> <text:s text:c="7"/>{<text:line-break/> <text:s text:c="9"/>"category": "HARM_CATEGORY_HARASSMENT",<text:line-break/> <text:s text:c="9"/>"probability": "NEGLIGIBLE"<text:line-break/> <text:s text:c="7"/>},<text:line-break/> <text:s text:c="7"/>{<text:line-break/> <text:s text:c="9"/>"category": "HARM_CATEGORY_DANGEROUS_CONTENT",<text:line-break/> <text:s text:c="9"/>"probability": "NEGLIGIBLE"<text:line-break/> <text:s text:c="7"/>}<text:line-break/> <text:s text:c="5"/>]<text:line-break/> <text:s text:c="3"/>}<text:line-break/> <text:s/>],<text:line-break/> <text:s/>"promptFeedback": {<text:line-break/> <text:s text:c="3"/>"safetyRatings": [<text:line-break/> <text:s text:c="5"/>{<text:line-break/> <text:s text:c="7"/>"category": "HARM_CATEGORY_SEXUALLY_EXPLICIT",<text:line-break/> <text:s text:c="7"/>"probability": "NEGLIGIBLE"<text:line-break/> <text:s text:c="5"/>},<text:line-break/> <text:s text:c="5"/>{<text:line-break/> <text:s text:c="7"/>"category": "HARM_CATEGORY_HATE_SPEECH",<text:line-break/> <text:s text:c="7"/>"probability": "NEGLIGIBLE"<text:line-break/> <text:s text:c="5"/>},<text:line-break/> <text:s text:c="5"/>{<text:line-break/> <text:s text:c="7"/>"category": "HARM_CATEGORY_HARASSMENT",<text:line-break/> <text:s text:c="7"/>"probability": "NEGLIGIBLE"<text:line-break/> <text:s text:c="5"/>},<text:line-break/> <text:s text:c="5"/>{<text:line-break/> <text:s text:c="7"/>"category": "HARM_CATEGORY_DANGEROUS_CONTENT",<text:line-break/> <text:s text:c="7"/>"probability": "NEGLIGIBLE"<text:line-break/> <text:s text:c="5"/>}<text:line-break/> <text:s text:c="3"/>]<text:line-break/> <text:s/>}<text:line-break/>}</text:span></text:span></text:p>
      <text:p text:style-name="Standard"><text:span text:style-name="Police_20_par_20_défaut"><text:span text:style-name="T6"><text:tab/>On notera que la réponse est censer représenter les paramettre mis en entrer bien </text:span></text:span><text:soft-page-break/><text:span text:style-name="Police_20_par_20_défaut"><text:span text:style-name="T6">que l'on fasse attention à ce que la réponse soit également dans text. De plus on peux verifier qu'il a une erreur grace à finishReason qui est censer etre stop si tout s'est bien passé.</text:span></text:span></text:p>
      <text:p text:style-name="Standard"><text:span text:style-name="Police_20_par_20_défaut"><text:span text:style-name="T6"/></text:span></text:p>
      <text:p text:style-name="Standard"><text:span text:style-name="Police_20_par_20_défaut"><text:span text:style-name="T6"><text:tab/>C'est gràce à ce genre de vérification on a donc tout ce que l'on peux verifier. Cependant il faut bien faire attention à avant dans le StringEntity recu de la longueur du data: </text:span></text:span></text:p>
      <text:p text:style-name="Standard"><text:span text:style-name="Police_20_par_20_défaut"><text:span text:style-name="T6"><text:tab/>Après cela on a donc un JSON utilisable ou on extrait le text comme dis plus hau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OpenSymbol" svg:font-family="Open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Bell MT" svg:font-family="'Bell MT',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vertical-align="baseline" style:writing-mode="lr-tb"/>
      <style:text-properties style:use-window-font-color="true" style:font-name="Arial1" fo:font-size="12pt" fo:language="fr" fo:country="FR"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cm" fo:margin-bottom="0cm" fo:text-align="start" style:justify-single-word="false" fo:text-indent="0cm" style:auto-text-indent="false" style:page-number="auto" fo:background-color="transparent" style:shadow="none" fo:keep-with-next="always" text:number-lines="true" text:line-number="1">
        <style:tab-stops/>
        <style:drop-cap/>
        <style:background-image/>
      </style:paragraph-properties>
      <style:text-properties style:font-name="Arial1" fo:font-size="16pt" style:font-size-asian="18pt"/>
    </style:style>
    <style:style style:name="Heading_20_2" style:display-name="Heading 2" style:family="paragraph" style:parent-style-name="Standard" style:next-style-name="Standard" style:default-outline-level="2" style:class="text" style:master-page-name="">
      <style:paragraph-properties fo:margin-left="1.499cm" fo:margin-right="0cm" fo:margin-top="0cm" fo:margin-bottom="0cm" fo:text-align="start" style:justify-single-word="false" fo:text-indent="0cm" style:auto-text-indent="false" style:page-number="auto" fo:keep-with-next="always"/>
      <style:text-properties style:font-name="Arial" fo:font-size="14pt"/>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 fo:font-size="14pt" style:font-size-asian="14pt"/>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style:font-name="Arial" fo:font-size="18pt" fo:font-weight="bold" style:font-size-asian="18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color="#000000" fo:font-weight="bold" style:font-weight-asian="bold"/>
    </style:style>
    <style:style style:name="Heading_20_6" style:display-name="Heading 6" style:family="paragraph" style:parent-style-name="Standard" style:next-style-name="Standard" style:class="text">
      <style:paragraph-properties fo:keep-with-next="always"/>
      <style:text-properties fo:color="#000000"/>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color="#000000" style:font-name="Times New Roman" fo:font-size="15pt" style:font-size-asian="15pt"/>
    </style:style>
    <style:style style:name="Heading_20_9" style:display-name="Heading 9" style:family="paragraph" style:parent-style-name="Standard" style:next-style-name="Standard" style:class="text">
      <style:paragraph-properties fo:text-align="center" style:justify-single-word="false" fo:keep-with-next="always"/>
      <style:text-properties fo:color="#000000" style:font-name="Times New Roman" fo:font-size="14pt" style:font-size-asian="14pt"/>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fo:text-align="center" style:justify-single-word="false"/>
      <style:text-properties fo:color="#000000" fo:font-weight="bold" style:font-weight-asian="bold"/>
    </style:style>
    <style:style style:name="Body_20_Text_20_Indent_20_2" style:display-name="Body Text Indent 2" style:family="paragraph" style:parent-style-name="Standard">
      <style:paragraph-properties fo:margin-left="-1cm" fo:margin-right="0cm" fo:margin-top="0cm" fo:margin-bottom="0cm" fo:text-align="justify" style:justify-single-word="false" fo:orphans="2" fo:widows="2" fo:hyphenation-ladder-count="no-limit" fo:text-indent="0cm" style:auto-text-indent="false"/>
      <style:text-properties style:font-name="Bell MT" fo:font-size="14pt" style:font-size-asian="14pt" fo:hyphenate="true" fo:hyphenation-remain-char-count="2" fo:hyphenation-push-char-count="2"/>
    </style:style>
    <style:style style:name="WW-Body_20_Text_20_2" style:display-name="WW-Body Text 2" style:family="paragraph" style:parent-style-name="Standard">
      <style:paragraph-properties fo:margin-left="0.423cm" fo:margin-right="0cm" fo:margin-top="0cm" fo:margin-bottom="0cm" fo:text-indent="-0.423cm" style:auto-text-indent="false"/>
      <style:text-properties fo:font-size="11pt" style:font-size-asian="11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rmal" style:family="paragraph">
      <style:paragraph-properties fo:hyphenation-ladder-count="no-limit"/>
      <style:text-properties fo:hyphenate="false" fo:hyphenation-remain-char-count="0" fo:hyphenation-push-char-count="0"/>
    </style:style>
    <style:style style:name="Page_20_Number" style:display-name="Page Number" style:family="text" style:parent-style-name="Police_20_par_20_défaut"/>
    <style:style style:name="Numbering_20_Symbols" style:display-name="Numbering Symbols"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WW_5f_CharLFO6LVL1" style:display-name="WW_CharLFO6LVL1" style:family="text">
      <style:text-properties style:font-name="OpenSymbol1" style:font-name-asian="OpenSymbol1" style:font-name-complex="OpenSymbol1"/>
    </style:style>
    <style:style style:name="WW_5f_CharLFO6LVL2" style:display-name="WW_CharLFO6LVL2" style:family="text">
      <style:text-properties style:font-name="StarSymbol" style:font-name-asian="OpenSymbol1" style:font-name-complex="OpenSymbol1"/>
    </style:style>
    <style:style style:name="WW_5f_CharLFO6LVL3" style:display-name="WW_CharLFO6LVL3" style:family="text">
      <style:text-properties style:font-name="OpenSymbol1" style:font-name-asian="OpenSymbol1" style:font-name-complex="OpenSymbol1"/>
    </style:style>
    <style:style style:name="WW_5f_CharLFO6LVL4" style:display-name="WW_CharLFO6LVL4" style:family="text">
      <style:text-properties style:font-name="OpenSymbol1" style:font-name-asian="OpenSymbol1" style:font-name-complex="OpenSymbol1"/>
    </style:style>
    <style:style style:name="WW_5f_CharLFO6LVL5" style:display-name="WW_CharLFO6LVL5" style:family="text">
      <style:text-properties style:font-name="OpenSymbol1" style:font-name-asian="OpenSymbol1" style:font-name-complex="OpenSymbol1"/>
    </style:style>
    <style:style style:name="WW_5f_CharLFO6LVL6" style:display-name="WW_CharLFO6LVL6" style:family="text">
      <style:text-properties style:font-name="OpenSymbol1" style:font-name-asian="OpenSymbol1" style:font-name-complex="OpenSymbol1"/>
    </style:style>
    <style:style style:name="WW_5f_CharLFO6LVL7" style:display-name="WW_CharLFO6LVL7" style:family="text">
      <style:text-properties style:font-name="OpenSymbol1" style:font-name-asian="OpenSymbol1" style:font-name-complex="OpenSymbol1"/>
    </style:style>
    <style:style style:name="WW_5f_CharLFO6LVL8" style:display-name="WW_CharLFO6LVL8" style:family="text">
      <style:text-properties style:font-name="OpenSymbol1" style:font-name-asian="OpenSymbol1" style:font-name-complex="OpenSymbol1"/>
    </style:style>
    <style:style style:name="WW_5f_CharLFO6LVL9" style:display-name="WW_CharLFO6LVL9" style:family="text">
      <style:text-properties style:font-name="OpenSymbol1" style:font-name-asian="OpenSymbol1" style:font-name-complex="OpenSymbol1"/>
    </style:style>
    <style:style style:name="WW_5f_CharLFO7LVL1" style:display-name="WW_CharLFO7LVL1" style:family="text">
      <style:text-properties style:font-name="OpenSymbol1" style:font-name-asian="OpenSymbol1" style:font-name-complex="OpenSymbol1"/>
    </style:style>
    <style:style style:name="WW_5f_CharLFO7LVL2" style:display-name="WW_CharLFO7LVL2" style:family="text">
      <style:text-properties style:font-name="StarSymbol" style:font-name-asian="OpenSymbol1" style:font-name-complex="OpenSymbol1"/>
    </style:style>
    <style:style style:name="WW_5f_CharLFO7LVL3" style:display-name="WW_CharLFO7LVL3" style:family="text">
      <style:text-properties style:font-name="StarSymbol" style:font-name-asian="OpenSymbol1" style:font-name-complex="OpenSymbol1"/>
    </style:style>
    <style:style style:name="WW_5f_CharLFO7LVL4" style:display-name="WW_CharLFO7LVL4" style:family="text">
      <style:text-properties style:font-name="StarSymbol" style:font-name-asian="OpenSymbol1" style:font-name-complex="OpenSymbol1"/>
    </style:style>
    <style:style style:name="WW_5f_CharLFO7LVL5" style:display-name="WW_CharLFO7LVL5" style:family="text">
      <style:text-properties style:font-name="OpenSymbol1" style:font-name-asian="OpenSymbol1" style:font-name-complex="OpenSymbol1"/>
    </style:style>
    <style:style style:name="WW_5f_CharLFO7LVL6" style:display-name="WW_CharLFO7LVL6" style:family="text">
      <style:text-properties style:font-name="OpenSymbol1" style:font-name-asian="OpenSymbol1" style:font-name-complex="OpenSymbol1"/>
    </style:style>
    <style:style style:name="WW_5f_CharLFO7LVL7" style:display-name="WW_CharLFO7LVL7" style:family="text">
      <style:text-properties style:font-name="OpenSymbol1" style:font-name-asian="OpenSymbol1" style:font-name-complex="OpenSymbol1"/>
    </style:style>
    <style:style style:name="WW_5f_CharLFO7LVL8" style:display-name="WW_CharLFO7LVL8" style:family="text">
      <style:text-properties style:font-name="OpenSymbol1" style:font-name-asian="OpenSymbol1" style:font-name-complex="OpenSymbol1"/>
    </style:style>
    <style:style style:name="WW_5f_CharLFO7LVL9" style:display-name="WW_CharLFO7LVL9" style:family="text">
      <style:text-properties style:font-name="OpenSymbol1" style:font-name-asian="OpenSymbol1" style:font-name-complex="OpenSymbol1"/>
    </style:style>
    <style:style style:name="WW_5f_CharLFO8LVL1" style:display-name="WW_CharLFO8LVL1" style:family="text">
      <style:text-properties style:font-name="OpenSymbol1" style:font-name-asian="OpenSymbol1" style:font-name-complex="OpenSymbol1"/>
    </style:style>
    <style:style style:name="WW_5f_CharLFO8LVL2" style:display-name="WW_CharLFO8LVL2" style:family="text">
      <style:text-properties style:font-name="StarSymbol" style:font-name-asian="OpenSymbol1" style:font-name-complex="OpenSymbol1"/>
    </style:style>
    <style:style style:name="WW_5f_CharLFO8LVL3" style:display-name="WW_CharLFO8LVL3" style:family="text">
      <style:text-properties style:font-name="StarSymbol" style:font-name-asian="OpenSymbol1" style:font-name-complex="OpenSymbol1"/>
    </style:style>
    <style:style style:name="WW_5f_CharLFO8LVL4" style:display-name="WW_CharLFO8LVL4" style:family="text">
      <style:text-properties style:font-name="StarSymbol" style:font-name-asian="OpenSymbol1" style:font-name-complex="OpenSymbol1"/>
    </style:style>
    <style:style style:name="WW_5f_CharLFO8LVL5" style:display-name="WW_CharLFO8LVL5" style:family="text">
      <style:text-properties style:font-name="OpenSymbol1" style:font-name-asian="OpenSymbol1" style:font-name-complex="OpenSymbol1"/>
    </style:style>
    <style:style style:name="WW_5f_CharLFO8LVL6" style:display-name="WW_CharLFO8LVL6" style:family="text">
      <style:text-properties style:font-name="OpenSymbol1" style:font-name-asian="OpenSymbol1" style:font-name-complex="OpenSymbol1"/>
    </style:style>
    <style:style style:name="WW_5f_CharLFO8LVL7" style:display-name="WW_CharLFO8LVL7" style:family="text">
      <style:text-properties style:font-name="OpenSymbol1" style:font-name-asian="OpenSymbol1" style:font-name-complex="OpenSymbol1"/>
    </style:style>
    <style:style style:name="WW_5f_CharLFO8LVL8" style:display-name="WW_CharLFO8LVL8" style:family="text">
      <style:text-properties style:font-name="OpenSymbol1" style:font-name-asian="OpenSymbol1" style:font-name-complex="OpenSymbol1"/>
    </style:style>
    <style:style style:name="WW_5f_CharLFO8LVL9" style:display-name="WW_CharLFO8LVL9"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text:start-value="0">
        <style:list-level-properties/>
      </text:outline-level-style>
      <text:outline-level-style text:level="4" style:num-format="" text:start-value="0">
        <style:list-level-properties/>
      </text:outline-level-style>
      <text:outline-level-style text:level="5" style:num-format="" text:start-value="0">
        <style:list-level-properties/>
      </text:outline-level-style>
      <text:outline-level-style text:level="6" style:num-format="" text:start-value="0">
        <style:list-level-properties/>
      </text:outline-level-style>
      <text:outline-level-style text:level="7" style:num-format="" text:start-value="0">
        <style:list-level-properties/>
      </text:outline-level-style>
      <text:outline-level-style text:level="8" style:num-format="" text:start-value="0">
        <style:list-level-properties/>
      </text:outline-level-style>
      <text:outline-level-style text:level="9" style:num-format="" text:start-value="0">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text:start-value="0">
        <style:list-level-properties/>
      </text:list-level-style-number>
      <text:list-level-style-number text:level="3" style:num-format="" text:start-value="0">
        <style:list-level-properties/>
      </text:list-level-style-number>
      <text:list-level-style-number text:level="4" style:num-format="" text:start-value="0">
        <style:list-level-properties/>
      </text:list-level-style-number>
      <text:list-level-style-number text:level="5" style:num-format="" text:start-value="0">
        <style:list-level-properties/>
      </text:list-level-style-number>
      <text:list-level-style-number text:level="6" style:num-format="" text:start-value="0">
        <style:list-level-properties/>
      </text:list-level-style-number>
      <text:list-level-style-number text:level="7" style:num-format="" text:start-value="0">
        <style:list-level-properties/>
      </text:list-level-style-number>
      <text:list-level-style-number text:level="8" style:num-format="" text:start-value="0">
        <style:list-level-properties/>
      </text:list-level-style-number>
      <text:list-level-style-number text:level="9" style:num-format="" text:start-value="0">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text:start-value="0">
        <style:list-level-properties/>
      </text:list-level-style-number>
      <text:list-level-style-number text:level="3" style:num-format="" text:start-value="0">
        <style:list-level-properties/>
      </text:list-level-style-number>
      <text:list-level-style-number text:level="4" style:num-format="" text:start-value="0">
        <style:list-level-properties/>
      </text:list-level-style-number>
      <text:list-level-style-number text:level="5" style:num-format="" text:start-value="0">
        <style:list-level-properties/>
      </text:list-level-style-number>
      <text:list-level-style-number text:level="6" style:num-format="" text:start-value="0">
        <style:list-level-properties/>
      </text:list-level-style-number>
      <text:list-level-style-number text:level="7" style:num-format="" text:start-value="0">
        <style:list-level-properties/>
      </text:list-level-style-number>
      <text:list-level-style-number text:level="8" style:num-format="" text:start-value="0">
        <style:list-level-properties/>
      </text:list-level-style-number>
      <text:list-level-style-number text:level="9" style:num-format="" text:start-value="0">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1" style:family="table">
      <style:table-properties style:width="17.011cm" fo:margin-left="-0.011cm" fo:break-before="page" table:align="left" style:writing-mode="lr-tb"/>
    </style:style>
    <style:style style:name="Tableau1.A" style:family="table-column">
      <style:table-column-properties style:column-width="3.228cm"/>
    </style:style>
    <style:style style:name="Tableau1.B" style:family="table-column">
      <style:table-column-properties style:column-width="10.003cm"/>
    </style:style>
    <style:style style:name="Tableau1.C" style:family="table-column">
      <style:table-column-properties style:column-width="3.78cm"/>
    </style:style>
    <style:style style:name="Tableau1.1" style:family="table-row">
      <style:table-row-properties style:row-height="1.482cm" style:keep-together="false" fo:keep-together="always"/>
    </style:style>
    <style:style style:name="Tableau1.A1" style:family="table-cell">
      <style:table-cell-properties style:vertical-align="top" fo:padding="0cm" fo:border-left="0.002cm solid #000000" fo:border-right="none" fo:border-top="0.002cm solid #000000" fo:border-bottom="0.002cm solid #000000" style:writing-mode="lr-tb"/>
    </style:style>
    <style:style style:name="Tableau1.B1" style:family="table-cell">
      <style:table-cell-properties style:vertical-align="middle" fo:padding="0cm" fo:border-left="0.002cm solid #000000" fo:border-right="none" fo:border-top="0.002cm solid #000000" fo:border-bottom="0.002cm solid #000000" style:writing-mode="lr-tb"/>
    </style:style>
    <style:style style:name="Tableau1.C1" style:family="table-cell">
      <style:table-cell-properties style:vertical-align="top" fo:padding="0cm" fo:border="0.002cm solid #000000" style:writing-mode="lr-tb"/>
    </style:style>
    <style:style style:name="Tableau1.2" style:family="table-row">
      <style:table-row-properties style:keep-together="false" fo:keep-together="always"/>
    </style:style>
    <style:style style:name="Tableau1.A2" style:family="table-cell">
      <style:table-cell-properties style:vertical-align="top" fo:padding="0cm" fo:border-left="0.002cm solid #000000" fo:border-right="none" fo:border-top="none" fo:border-bottom="0.002cm solid #000000" style:writing-mode="lr-tb"/>
    </style:style>
    <style:style style:name="Tableau1.C2" style:family="table-cell">
      <style:table-cell-properties style:vertical-align="top" fo:padding="0cm" fo:border-left="0.002cm solid #000000" fo:border-right="0.002cm solid #000000" fo:border-top="none" fo:border-bottom="0.002cm solid #000000" style:writing-mode="lr-tb"/>
    </style:style>
    <style:style style:name="MP1" style:family="paragraph" style:parent-style-name="Standard" style:master-page-name="Standard">
      <style:paragraph-properties style:page-number="1"/>
      <style:text-properties style:use-window-font-color="true"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2" style:family="paragraph" style:parent-style-name="Standard">
      <style:paragraph-properties style:snap-to-layout-grid="false"/>
      <style:text-properties style:use-window-font-color="true" style:font-name="Arial" fo:font-size="24pt" fo:language="zxx" fo:country="none" fo:font-weight="bold" style:font-name-asian="Times New Roman" style:font-size-asian="24pt" style:language-asian="zxx" style:country-asian="none" style:font-weight-asian="bold" style:font-name-complex="Times New Roman" style:font-size-complex="10pt" style:language-complex="ar" style:country-complex="SA"/>
    </style:style>
    <style:style style:name="MP3" style:family="paragraph" style:parent-style-name="Standard">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MP4" style:family="paragraph" style:parent-style-name="Standard">
      <style:paragraph-properties fo:text-align="center" style:justify-single-word="false"/>
      <style:text-properties fo:font-size="18pt" style:font-size-asian="18pt" style:font-size-complex="18pt"/>
    </style:style>
    <style:style style:name="MP5" style:family="paragraph" style:parent-style-name="Standard">
      <style:paragraph-properties fo:margin-top="0.106cm" fo:margin-bottom="0cm" fo:text-align="center" style:justify-single-word="false" style:snap-to-layout-grid="false"/>
    </style:style>
    <style:style style:name="MP6" style:family="paragraph" style:parent-style-name="Standard">
      <style:paragraph-properties fo:text-align="center" style:justify-single-word="false" style:snap-to-layout-grid="false"/>
    </style:style>
    <style:style style:name="MP7" style:family="paragraph" style:parent-style-name="Standard">
      <style:paragraph-properties fo:text-align="center" style:justify-single-word="false"/>
      <style:text-properties style:use-window-font-color="true" style:font-name="Arial" fo:font-size="11pt" fo:language="fr" fo:country="FR" style:font-name-asian="Times New Roman" style:font-size-asian="11pt" style:language-asian="zxx" style:country-asian="none" style:font-name-complex="Times New Roman" style:font-size-complex="10pt" style:language-complex="ar" style:country-complex="SA"/>
    </style:style>
    <style:style style:name="MP8" style:family="paragraph" style:parent-style-name="Heading_20_4">
      <style:paragraph-properties fo:margin-top="0.212cm" fo:margin-bottom="0cm" style:snap-to-layout-grid="false"/>
      <style:text-properties style:use-window-font-color="true" style:font-name="Arial" fo:font-size="14pt" fo:language="fr" fo:country="FR"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MP9" style:family="paragraph" style:parent-style-name="Standard">
      <style:paragraph-properties fo:margin-left="0.035cm" fo:margin-right="0cm" fo:margin-top="0.106cm" fo:margin-bottom="0cm" fo:text-align="center" style:justify-single-word="false" fo:text-indent="0cm" style:auto-text-indent="false" style:snap-to-layout-grid="false"/>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MP10" style:family="paragraph" style:parent-style-name="Standard">
      <style:paragraph-properties fo:margin-left="0.035cm" fo:margin-right="0cm" fo:margin-top="0.106cm" fo:margin-bottom="0cm" fo:text-align="center" style:justify-single-word="false" fo:text-indent="0cm" style:auto-text-indent="false"/>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11" style:family="paragraph" style:parent-style-name="List">
      <style:paragraph-properties fo:margin-top="0cm" fo:margin-bottom="0cm"/>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12" style:family="paragraph" style:parent-style-name="Footer">
      <style:text-properties fo:font-size="10pt" fo:font-style="italic" style:font-size-asian="10pt" style:font-style-asian="italic" style:font-size-complex="10pt" style:font-style-complex="italic"/>
    </style:style>
    <style:style style:name="MT1" style:family="text">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MT2" style:family="text">
      <style:text-properties style:use-window-font-color="true" style:font-name="Arial" fo:font-size="10pt" fo:language="fr" fo:country="FR" style:font-name-asian="Times New Roman" style:font-size-asian="10pt" style:language-asian="zxx" style:country-asian="none" style:font-name-complex="Times New Roman" style:font-size-complex="10pt" style:language-complex="ar" style:country-complex="SA"/>
    </style:style>
    <style:style style:name="MT3" style:family="text">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T4" style:family="text">
      <style:text-properties style:use-window-font-color="true" style:font-name="Arial" fo:font-size="11pt" fo:language="fr" fo:country="FR" fo:font-style="italic" style:font-name-asian="Times New Roman" style:font-size-asian="11pt" style:language-asian="zxx" style:country-asian="none" style:font-style-asian="italic" style:font-name-complex="Times New Roman" style:font-size-complex="10pt" style:language-complex="ar" style:country-complex="SA"/>
    </style:style>
    <style:style style:name="MT5" style:family="text">
      <style:text-properties style:use-window-font-color="true" style:font-name="Arial"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1.27cm" fo:margin-bottom="1.199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321cm" fo:margin-left="0cm" fo:margin-right="0cm" fo:margin-bottom="0.222cm" style:dynamic-spacing="true"/>
      </style:header-style>
      <style:footer-style>
        <style:header-footer-properties fo:min-height="0.82cm" fo:margin-left="0cm" fo:margin-right="0cm" fo:margin-top="0.721cm" style:dynamic-spacing="tru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2"><draw:frame draw:style-name="Mfr1" draw:name="images1" text:anchor-type="char" svg:x="0.265cm" svg:y="0.039cm" svg:width="2.3cm" svg:height="0.96cm" draw:z-index="11"><draw:image xlink:href="Pictures/100000000000049D000002019209D930.png" xlink:type="simple" xlink:show="embed" xlink:actuate="onLoad"/></draw:frame><draw:frame draw:style-name="Mfr2" draw:name="Cadre1" text:anchor-type="char" svg:x="0.469cm" svg:y="0.148cm" svg:width="2.214cm" svg:height="0.85cm" draw:z-index="5"><draw:text-box><text:p text:style-name="MP3"/></draw:text-box></draw:frame></text:p>
            </table:table-cell>
            <table:table-cell table:style-name="Tableau1.B1" office:value-type="string">
              <text:h text:style-name="MP4" text:outline-level="1" text:is-list-header="true">JLB INFORMATIQUE</text:h>
            </table:table-cell>
            <table:table-cell table:style-name="Tableau1.C1" office:value-type="string">
              <text:p text:style-name="MP5"><text:span text:style-name="MT1">Date</text:span><text:span text:style-name="MT2"> </text:span><text:span text:style-name="MT3">: <text:line-break/></text:span><text:span text:style-name="MT4"><text:date style:data-style-name="N76" text:date-value="2024-06-12T15:42:15.02">12 juin 2024</text:date></text:span></text:p>
            </table:table-cell>
          </table:table-row>
          <table:table-row table:style-name="Tableau1.2">
            <table:table-cell table:style-name="Tableau1.A2" office:value-type="string">
              <text:p text:style-name="MP6"><text:span text:style-name="MT1">Émetteur</text:span><text:span text:style-name="MT2"> </text:span><text:span text:style-name="MT3">:</text:span></text:p>
              <text:p text:style-name="MP7">Rayan MERKHI</text:p>
            </table:table-cell>
            <table:table-cell table:style-name="Tableau1.A2" office:value-type="string">
              <text:p text:style-name="MP8">IA</text:p>
            </table:table-cell>
            <table:table-cell table:style-name="Tableau1.C2" office:value-type="string">
              <text:p text:style-name="MP9">Nombre de page :</text:p>
              <text:p text:style-name="MP10"><text:page-count>6</text:page-count></text:p>
            </table:table-cell>
          </table:table-row>
        </table:table>
        <text:p text:style-name="MP11"/>
      </style:header>
      <style:footer>
        <text:p text:style-name="Footer"><text:span text:style-name="MT5">Comment fonctionner geminiAI</text:span><text:tab/><text:date style:data-style-name="N76" text:date-value="2024-06-12T15:42:15.02">12 juin 2024</text:date><text:tab/><text:page-number text:select-page="current">3</text:page-number></text:p>
        <text:p text:style-name="MP12">© Copyright JLB INFORMATIQUE 20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title>
    <meta:initial-creator>bernard OLIVIER</meta:initial-creator>
    <meta:creation-date>2005-12-16T11:48:00</meta:creation-date>
    <dc:date>2024-06-12T15:42:14.84</dc:date>
    <meta:print-date>2024-06-10T18:00:17.15</meta:print-date>
    <dc:language>fr-FR</dc:language>
    <meta:editing-cycles>134</meta:editing-cycles>
    <meta:editing-duration>PT18H44M1S</meta:editing-duration>
    <dc:creator>jlb jlbinfo</dc:creator>
    <meta:printed-by>jlb jlbinfo</meta:printed-by>
    <meta:document-statistic meta:table-count="1" meta:image-count="1" meta:object-count="0" meta:page-count="6" meta:paragraph-count="90" meta:word-count="548" meta:character-count="4546"/>
    <meta:user-defined meta:name="Info 1"/>
    <meta:user-defined meta:name="Info 2"/>
    <meta:user-defined meta:name="Info 3"/>
    <meta:user-defined meta:name="Info 4"/>
  </office:meta>
</office:document-meta>
</file>